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6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requency</text:p>
          </table:table-cell>
          <table:table-cell office:value-type="string">
            <text:p><text:s/>beta</text:p>
          </table:table-cell>
          <table:table-cell office:value-type="string">
            <text:p><text:s/>phase shift</text:p>
          </table:table-cell>
        </table:table-row>
        <table:table-row table:style-name="ro1">
          <table:table-cell office:value-type="string">
            <text:p>9e9</text:p>
          </table:table-cell>
          <table:table-cell office:value-type="float" office:value="129.28579797069">
            <text:p>129.2857979707</text:p>
          </table:table-cell>
          <table:table-cell table:formula="of:=-0.1*[.B2]*180/PI()+360+360" office:value-type="float" office:value="-20.753057470156">
            <text:p>-20.7530574702</text:p>
          </table:table-cell>
        </table:table-row>
        <table:table-row table:style-name="ro1">
          <table:table-cell office:value-type="string">
            <text:p>9.999999999e9</text:p>
          </table:table-cell>
          <table:table-cell office:value-type="float" office:value="158.321511962934">
            <text:p>158.3215119629</text:p>
          </table:table-cell>
          <table:table-cell table:formula="of:=-0.1*[.B3]*180/PI()+360+360+360" office:value-type="float" office:value="172.884555839391">
            <text:p>172.8845558394</text:p>
          </table:table-cell>
        </table:table-row>
        <table:table-row table:style-name="ro1">
          <table:table-cell office:value-type="string">
            <text:p>11e9</text:p>
          </table:table-cell>
          <table:table-cell office:value-type="float" office:value="185.19078038685">
            <text:p>185.1907803869</text:p>
          </table:table-cell>
          <table:table-cell table:formula="of:=-0.1*[.B4]*180/PI()+360+360+360" office:value-type="float" office:value="18.9349879099391">
            <text:p>18.934987909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8">09/18/2023</text:date>, <text:time>13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Young</meta:initial-creator>
    <meta:creation-date>2023-09-18T11:03:18</meta:creation-date>
    <dc:date>2023-09-18T13:23:47</dc:date>
    <dc:creator>Brian Young</dc:creator>
    <meta:editing-duration>PT2H20M30S</meta:editing-duration>
    <meta:editing-cycles>5</meta:editing-cycles>
    <meta:generator>OpenOffice/4.1.11$Unix OpenOffice.org_project/4112m1$Build-9809</meta:generator>
    <meta:document-statistic meta:table-count="3" meta:cell-count="12" meta:object-count="0"/>
  </office:meta>
</office:document-meta>
</file>